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38b2"/>
    </style:style>
    <style:style style:name="P2" style:family="paragraph" style:parent-style-name="Standard">
      <style:paragraph-properties fo:text-align="center" style:justify-single-word="false"/>
      <style:text-properties officeooo:paragraph-rsid="0009da57"/>
    </style:style>
    <style:style style:name="P3" style:family="paragraph" style:parent-style-name="Standard">
      <style:paragraph-properties fo:text-align="center" style:justify-single-word="false"/>
      <style:text-properties officeooo:paragraph-rsid="000b815f"/>
    </style:style>
    <style:style style:name="P4" style:family="paragraph" style:parent-style-name="Standard">
      <style:paragraph-properties fo:text-align="center" style:justify-single-word="false"/>
      <style:text-properties officeooo:paragraph-rsid="000b8990"/>
    </style:style>
    <style:style style:name="P5" style:family="paragraph" style:parent-style-name="Standard">
      <style:paragraph-properties fo:text-align="center" style:justify-single-word="false"/>
      <style:text-properties officeooo:paragraph-rsid="000cd5a7"/>
    </style:style>
    <style:style style:name="P6" style:family="paragraph" style:parent-style-name="Standard">
      <style:paragraph-properties fo:text-align="center" style:justify-single-word="false"/>
      <style:text-properties officeooo:paragraph-rsid="000838b2" fo:background-color="#ffffff"/>
    </style:style>
    <style:style style:name="P7" style:family="paragraph" style:parent-style-name="Standard">
      <style:paragraph-properties fo:text-align="center" style:justify-single-word="false"/>
      <style:text-properties fo:language="sk" fo:country="SK" officeooo:paragraph-rsid="000b815f" fo:background-color="#fffff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0b8990" fo:background-color="#fffff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00cd5a7" fo:background-color="#ffffff"/>
    </style:style>
    <style:style style:name="P10" style:family="paragraph" style:parent-style-name="Standard">
      <style:paragraph-properties fo:text-align="center" style:justify-single-word="false"/>
      <style:text-properties fo:font-style="italic" officeooo:paragraph-rsid="000cd5a7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0838b2" style:font-weight-asian="bold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838b2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838b2" officeooo:paragraph-rsid="000838b2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838b2" officeooo:paragraph-rsid="000838b2" fo:background-color="#ffffff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00838b2" officeooo:paragraph-rsid="0009da57" fo:background-color="#ffffff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00838b2" officeooo:paragraph-rsid="000b815f" fo:background-color="#ffffff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00838b2" officeooo:paragraph-rsid="000b8990" fo:background-color="#ffffff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en" fo:country="GB" officeooo:rsid="000838b2" officeooo:paragraph-rsid="000cd5a7" fo:background-color="#ffffff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en" fo:country="GB" fo:font-weight="bold" officeooo:rsid="000838b2" officeooo:paragraph-rsid="000cd5a7" fo:background-color="#ffffff" style:font-weight-asian="bold" style:font-weight-complex="bold"/>
    </style:style>
    <style:style style:name="P20" style:family="paragraph" style:parent-style-name="Štýl1">
      <style:text-properties officeooo:paragraph-rsid="000838b2"/>
    </style:style>
    <style:style style:name="P21" style:family="paragraph" style:parent-style-name="Štýl1">
      <style:text-properties officeooo:paragraph-rsid="0009da57"/>
    </style:style>
    <style:style style:name="P22" style:family="paragraph" style:parent-style-name="Báseň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00838b2" officeooo:paragraph-rsid="000b815f" fo:background-color="#ffffff"/>
    </style:style>
    <style:style style:name="P23" style:family="paragraph" style:parent-style-name="Báseň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en" fo:country="GB" officeooo:rsid="000838b2" officeooo:paragraph-rsid="000cd5a7" fo:background-color="#ffffff"/>
    </style:style>
    <style:style style:name="P24" style:family="paragraph" style:parent-style-name="Báseň">
      <style:text-properties officeooo:paragraph-rsid="000b815f"/>
    </style:style>
    <style:style style:name="P25" style:family="paragraph" style:parent-style-name="Báseň">
      <style:text-properties officeooo:paragraph-rsid="000cd5a7"/>
    </style:style>
    <style:style style:name="P26" style:family="paragraph" style:parent-style-name="Báseň">
      <style:text-properties officeooo:paragraph-rsid="000cd5a7" fo:background-color="#ffffff"/>
    </style:style>
    <style:style style:name="P27" style:family="paragraph" style:parent-style-name="Bá">
      <style:text-properties officeooo:paragraph-rsid="000b815f" fo:background-color="#ffffff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3" style:family="text">
      <style:text-properties fo:language="sk" fo:country="SK" fo:background-color="#ffffff" loext:char-shading-value="0"/>
    </style:style>
    <style:style style:name="T4" style:family="text">
      <style:text-properties fo:language="sk" fo:country="SK" officeooo:rsid="000b815f" fo:background-color="#ffffff" loext:char-shading-value="0"/>
    </style:style>
    <style:style style:name="T5" style:family="text">
      <style:text-properties fo:font-size="12pt" fo:language="sk" fo:country="SK" fo:font-style="normal" fo:font-weight="bol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language="en" fo:country="GB"/>
    </style:style>
    <style:style style:name="T7" style:family="text">
      <style:text-properties fo:language="en" fo:country="GB" fo:font-weight="bold" style:language-asian="en" style:country-asian="US" style:font-weight-asian="bold" style:language-complex="ar" style:country-complex="SA" style:font-weight-complex="bold"/>
    </style:style>
    <style:style style:name="T8" style:family="text">
      <style:text-properties fo:language="en" fo:country="GB" fo:background-color="#ffffff" loext:char-shading-value="0"/>
    </style:style>
    <style:style style:name="T9" style:family="text">
      <style:text-properties fo:language="en" fo:country="GB" officeooo:rsid="00119f57" fo:background-color="#ffffff" loext:char-shading-value="0"/>
    </style:style>
    <style:style style:name="T10" style:family="text">
      <style:text-properties fo:language="en" fo:country="GB" officeooo:rsid="00149c2a" fo:background-color="#ffffff" loext:char-shading-value="0"/>
    </style:style>
    <style:style style:name="T11" style:family="text">
      <style:text-properties fo:language="en" fo:country="GB" fo:font-style="italic" fo:background-color="#ffffff" loext:char-shading-value="0" style:font-style-asian="italic" style:font-style-complex="italic"/>
    </style:style>
    <style:style style:name="T12" style:family="text">
      <style:text-properties fo:font-weight="bold" fo:background-color="#ffffff" loext:char-shading-value="0" style:font-weight-asian="bold"/>
    </style:style>
    <style:style style:name="T13" style:family="text">
      <style:text-properties fo:background-color="#ffffff" loext:char-shading-value="0"/>
    </style:style>
    <style:style style:name="T14" style:family="text">
      <style:text-properties fo:font-style="italic" fo:background-color="#ffffff" loext:char-shading-value="0" style:font-style-asian="italic"/>
    </style:style>
    <style:style style:name="Sect1" style:family="section">
      <style:section-properties fo:margin-left="-1.097cm" fo:margin-right="-0.893cm" style:editable="false">
        <style:columns fo:column-count="2">
          <style:column style:rel-width="33095*" fo:start-indent="0cm" fo:end-indent="0cm"/>
          <style:column style:rel-width="32430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ZABUDATAJA</text:span></text:p>
      <text:p text:style-name="P12"><text:span text:style-name="T5"/></text:p>
      <text:p text:style-name="P12"><text:span text:style-name="T2">Tiché slzy padajú dole,</text:span></text:p>
      <text:p text:style-name="P12"><text:span text:style-name="T2">nikto nečaká či niečo povie,</text:span></text:p>
      <text:p text:style-name="P12"><text:span text:style-name="T2">Daj mi slovo a ja ti odpoviem,</text:span></text:p>
      <text:p text:style-name="P12"><text:span text:style-name="T2">ak sa ešte vymaním z ostrova tajomstiev,</text:span></text:p>
      <text:p text:style-name="P12"><text:span text:style-name="T2">Dunivé tichá vkrádajú pochyby,</text:span></text:p>
      <text:p text:style-name="P12"><text:span text:style-name="T2">je niečo viac, čo nevidím?</text:span></text:p>
      <text:p text:style-name="P12"><text:span text:style-name="T2">Závesy tmy skrývajú nevidné,</text:span></text:p>
      <text:p text:style-name="P12"><text:span text:style-name="T2">nikto nevidí, nikto neuzrie,</text:span></text:p>
      <text:p text:style-name="P12"><text:span text:style-name="T2">Na chvíľu zabudni na všetko,</text:span></text:p>
      <text:p text:style-name="P12"><text:span text:style-name="T2">už nie je nič, čo by ťa urieklo,</text:span></text:p>
      <text:p text:style-name="P12"><text:span text:style-name="T2">Pár sekúnd navždy je odviatych,</text:span></text:p>
      <text:p text:style-name="P12"><text:span text:style-name="T2">čo stalo sa, to nevie nik,</text:span></text:p>
      <text:p text:style-name="P12"><text:span text:style-name="T2">Pár dôb kryje si tajomstvá,</text:span></text:p>
      <text:p text:style-name="P12"><text:span text:style-name="T2">nie je nič také, ako sa zdá,</text:span></text:p>
      <text:p text:style-name="P12"><text:span text:style-name="T2">Prechádzaj hlavou, si spomenieš,</text:span></text:p>
      <text:p text:style-name="P12"><text:span text:style-name="T2">na nič čo nebolo, možno tiež,</text:span></text:p>
      <text:p text:style-name="P12"><text:span text:style-name="T2">Zabudni, navždy zabudni,</text:span></text:p>
      <text:p text:style-name="P12"><text:span text:style-name="T2">blud bez blúd prichádza bezodný,</text:span></text:p>
      <text:p text:style-name="P12"><text:span text:style-name="T2">Zabudni, navždy to zabudni,</text:span></text:p>
      <text:p text:style-name="P12"><text:span text:style-name="T2">skry sen, zahrab, utop vo studni,</text:span></text:p>
      <text:p text:style-name="P12"><text:span text:style-name="T2">Zabudni, Zabudataja,</text:span></text:p>
      <text:p text:style-name="P12"><text:span text:style-name="T2">slová slov, ktoré taja,</text:span></text:p>
      <text:p text:style-name="P12"><text:span text:style-name="T2">Zakry si oči na okamih,</text:span></text:p>
      <text:p text:style-name="P12"><text:span text:style-name="T2">ničí je zvláštny, len jeden z nich,</text:span></text:p>
      <text:p text:style-name="P12"><text:span text:style-name="T2">Zapchaj si uši na chvíľu,</text:span></text:p>
      <text:p text:style-name="P12"><text:span text:style-name="T2">nevidené si vydýchnu.</text:span></text:p>
      <text:p text:style-name="P12"><text:span text:style-name="T2">Kresli si obrazce prstami,</text:span></text:p>
      <text:p text:style-name="P12"><text:span text:style-name="T2">hľadaj zabudnuté, prehrab sa snami,</text:span></text:p>
      <text:p text:style-name="P12"><text:span text:style-name="T2">Zabudni prosím, tento čas,</text:span></text:p>
      <text:p text:style-name="P12"><text:span text:style-name="T2">už neexistuje, ho neukrývaš,</text:span></text:p>
      <text:p text:style-name="P12"><text:span text:style-name="T2">Pošli do hĺbok človeka,</text:span></text:p>
      <text:p text:style-name="P12"><text:span text:style-name="T2">myšlienky všetky zametá,</text:span></text:p>
      <text:p text:style-name="P12"><text:span text:style-name="T2">Stále uniká ti pod prstami,</text:span></text:p>
      <text:p text:style-name="P12"><text:span text:style-name="T2">zavretá pod siedmimi hradbami,</text:span></text:p>
      <text:p text:style-name="P12"><text:span text:style-name="T2">Vyvolaj si ma, vyvolaj,</text:span></text:p>
      <text:p text:style-name="P12"><text:span text:style-name="T2">všetkých prorokov zavolaj,</text:span></text:p>
      <text:p text:style-name="P12"><text:span text:style-name="T2">Nikto ti nič neprezradí,</text:span></text:p>
      <text:p text:style-name="P12"><text:span text:style-name="T2">žiadny náznak skrytý v pozadí,</text:span></text:p>
      <text:p text:style-name="P12"><text:span text:style-name="T2">Zabudni, zabúdaj, Zabudataja,</text:span></text:p>
      <text:p text:style-name="P12"><text:span text:style-name="T2">raz možno dôjdeš do raja,</text:span></text:p>
      <text:p text:style-name="P12"><text:span text:style-name="T2">Zabudni ešte na stokrát,</text:span></text:p>
      <text:p text:style-name="P12"><text:span text:style-name="T2">nevieš prečo, lež zabúdaj,</text:span></text:p>
      <text:p text:style-name="P1"><text:span text:style-name="T2">Zabudataja, zabudni,</text:span></text:p>
      <text:p text:style-name="P12"><text:span text:style-name="T2">už nikdy neveď čo v tie dni..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1"><text:soft-page-break/><text:span text:style-name="T13">Anestézia</text:span></text:p>
      <text:p text:style-name="P20"><text:span text:style-name="T13"/></text:p>
      <text:p text:style-name="P1"><text:span text:style-name="T13">Tak pomaly všetko plynie,</text:span></text:p>
      <text:p text:style-name="P1"><text:span text:style-name="T13">Všetky odrazy, všetky sny,</text:span></text:p>
      <text:p text:style-name="P1"><text:span text:style-name="T13">Rozplynuli sa už mi,</text:span></text:p>
      <text:p text:style-name="P1"><text:span text:style-name="T13">Všetko sú odrazy mojich tvárí,</text:span></text:p>
      <text:p text:style-name="P1"><text:span text:style-name="T13">A už neviem, čo je skutočnosť a čo sa len tvári,</text:span></text:p>
      <text:p text:style-name="P1"><text:span text:style-name="T13">Ako chodím stále dokola,</text:span></text:p>
      <text:p text:style-name="P1"><text:span text:style-name="T13">Ten večný kolobeh nejde odvolať,</text:span></text:p>
      <text:p text:style-name="P1"><text:span text:style-name="T13">Všetko sa mení v pustatiny,</text:span></text:p>
      <text:p text:style-name="P1"><text:span text:style-name="T13">Nič nejde späť,</text:span></text:p>
      <text:p text:style-name="P1"><text:span text:style-name="T13">Už neviem čo som všetko skúsil,</text:span></text:p>
      <text:p text:style-name="P1"><text:span text:style-name="T13">Všetky lži, ktoré som si hovoril,</text:span></text:p>
      <text:p text:style-name="P1"><text:span text:style-name="T13">Všetko zlé odložené na koniec,</text:span></text:p>
      <text:p text:style-name="P1"><text:span text:style-name="T14">Dostal som anestéziu a už ma to netrápi,</text:span></text:p>
      <text:p text:style-name="P1"><text:span text:style-name="T13">Všetko je tak iné a už nič netuším,</text:span></text:p>
      <text:p text:style-name="P1"><text:span text:style-name="T13">Klamstvá zrkadiel stratených duší,</text:span></text:p>
      <text:p text:style-name="P1"><text:span text:style-name="T13">Všetko je upravené a rozbité,</text:span></text:p>
      <text:p text:style-name="P1"><text:span text:style-name="T12">Tak čo je pravda?!</text:span></text:p>
      <text:p text:style-name="P1"><text:span text:style-name="T13">Všetko už dávno ignorujem, pády i úspechy,</text:span></text:p>
      <text:p text:style-name="P1"><text:span text:style-name="T13">Je toho príliš veľa na ďalšie hriechy,</text:span></text:p>
      <text:p text:style-name="P1"><text:span text:style-name="T13">Všetko čo som cítil necítim a už nie,</text:span></text:p>
      <text:p text:style-name="P1"><text:span text:style-name="T14">Už je všetko jedno, všetci máme anestéziu,</text:span></text:p>
      <text:p text:style-name="P1"><text:span text:style-name="T13">Sny sú príliš krásne na zobudenie,</text:span></text:p>
      <text:p text:style-name="P1"><text:span text:style-name="T13">Stále som v nich, zabúdam na bdenie,</text:span></text:p>
      <text:p text:style-name="P1"><text:span text:style-name="T13">Príliš dlhé sny na poznanie reality,</text:span></text:p>
      <text:p text:style-name="P1"><text:span text:style-name="T12">Tak čo je pravda a čo sen?!</text:span></text:p>
      <text:p text:style-name="P1"><text:span text:style-name="T13">Vzývam veľký sen a mám oči zatvorené,</text:span></text:p>
      <text:p text:style-name="P1"><text:span text:style-name="T13">Nikdy viac už nepočuť nie,</text:span></text:p>
      <text:p text:style-name="P1"><text:span text:style-name="T13">Odísť do preč a naveky, nikdy viac,</text:span></text:p>
      <text:p text:style-name="P1"><text:span text:style-name="T13">Každý je preč, všetko je ďaleko odviate,</text:span></text:p>
      <text:p text:style-name="P1"><text:span text:style-name="T13">Cenu o návrat sa z ohňom hráte,</text:span></text:p>
      <text:p text:style-name="P1"><text:span text:style-name="T13">Nikto nič necítil, nikto nič netuší,</text:span></text:p>
      <text:p text:style-name="P1"><text:span text:style-name="T13">Anestézia stratených duší,</text:span></text:p>
      <text:p text:style-name="P1"><text:span text:style-name="T14">Únavu cítim cez životov ranu,</text:span></text:p>
      <text:p text:style-name="P1"><text:span text:style-name="T14">Zo všetkých zrkadiel, čo stále klamú,</text:span></text:p>
      <text:p text:style-name="P1"><text:span text:style-name="T14">Tak unavený z celého sveta,</text:span></text:p>
      <text:p text:style-name="P1"><text:span text:style-name="T14">Zo všetkých slov príbehu, čo sa tam len zmieta,</text:span></text:p>
      <text:p text:style-name="P1"><text:span text:style-name="T14">Tak unavený zo bojov bez zmeny,</text:span></text:p>
      <text:p text:style-name="P1"><text:span text:style-name="T14">Už veľa nocí bolo bezsenných,</text:span></text:p>
      <text:p text:style-name="P1"><text:span text:style-name="T14">Tak unavený zo všetkého, čo si kto kedy myslel,</text:span></text:p>
      <text:p text:style-name="P1"><text:span text:style-name="T14">Aj tak to všetko nemá zmysel,</text:span></text:p>
      <text:p text:style-name="P1"><text:span text:style-name="T14">Útržky citov v mysliach zmetených,</text:span></text:p>
      <text:p text:style-name="P1"><text:span text:style-name="T14">Všetci sme dostali anestéziu, bez možnej zmeny,</text:span></text:p>
      <text:p text:style-name="P12"><text:span text:style-name="T12">Tak čo je pravda?!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21"><text:soft-page-break/><text:span text:style-name="T8">Empty Room</text:span></text:p>
      <text:p text:style-name="P21"><text:span text:style-name="T8"/></text:p>
      <text:p text:style-name="P2"><text:span text:style-name="T8">It’s so empty and no face’s real,</text:span></text:p>
      <text:p text:style-name="P2"><text:span text:style-name="T8">Mirrors are only things can be seen,</text:span></text:p>
      <text:p text:style-name="P2"><text:span text:style-name="T8">Nothing is like it seems,</text:span></text:p>
      <text:p text:style-name="P2"><text:span text:style-name="T8">Everyone who is there is just a dream,</text:span></text:p>
      <text:p text:style-name="P2"><text:span text:style-name="T8">Hallucinations show me shows,</text:span></text:p>
      <text:p text:style-name="P2"><text:span text:style-name="T8">There’s none and my eyes are lying,</text:span></text:p>
      <text:p text:style-name="P2"><text:span text:style-name="T8">I can’t stop it and I’m crying,</text:span></text:p>
      <text:p text:style-name="P2"><text:span text:style-name="T8">One tear on thousands sights,</text:span></text:p>
      <text:p text:style-name="P2"><text:span text:style-name="T8">I’ve never won any from my fights,</text:span></text:p>
      <text:p text:style-name="P2"><text:span text:style-name="T8">See so many faces in the empty room,</text:span></text:p>
      <text:p text:style-name="P2"><text:span text:style-name="T8">Something’ll come into my doom,</text:span></text:p>
      <text:p text:style-name="P2"><text:span text:style-name="T8">How long, how long should I wait,</text:span></text:p>
      <text:p text:style-name="P2"><text:span text:style-name="T8">While some image will move a little bit,</text:span></text:p>
      <text:p text:style-name="P2"><text:span text:style-name="T8">While some sound will be outside my head,</text:span></text:p>
      <text:p text:style-name="P2"><text:span text:style-name="T8">While someone come and takes me from his room,</text:span></text:p>
      <text:p text:style-name="P2"><text:span text:style-name="T8">How long, how long should I see –</text:span></text:p>
      <text:p text:style-name="P2"><text:span text:style-name="T8">Any move just </text:span><text:span text:style-name="T9">I</text:span><text:span text:style-name="T8"> around me,</text:span></text:p>
      <text:p text:style-name="P2"><text:span text:style-name="T8">Any life just mirrors shows my “we”,</text:span></text:p>
      <text:p text:style-name="P2"><text:span text:style-name="T8">Anyone is closer to me before I turn...</text:span></text:p>
      <text:p text:style-name="P2"><text:span text:style-name="T8">This is... how can I see what is happening behind me?</text:span></text:p>
      <text:p text:style-name="P2"><text:span text:style-name="T8">When I turn I see, none is moving,</text:span></text:p>
      <text:p text:style-name="P2"><text:span text:style-name="T8">But what is happened behind me?</text:span></text:p>
      <text:p text:style-name="P2"><text:span text:style-name="T8">When they’re walking to me,</text:span></text:p>
      <text:p text:style-name="P2"><text:span text:style-name="T8">When they’re catching me,</text:span></text:p>
      <text:p text:style-name="P2"><text:span text:style-name="T8">When they’re touching me,</text:span></text:p>
      <text:p text:style-name="P2"><text:span text:style-name="T8">When they’re killing me!</text:span></text:p>
      <text:p text:style-name="P2"><text:span text:style-name="T8">What can I see?!</text:span></text:p>
      <text:p text:style-name="P2"><text:span text:style-name="T8">And when I again turn back,</text:span></text:p>
      <text:p text:style-name="P2"><text:span text:style-name="T8">Everything’s some; just my soul is black,</text:span></text:p>
      <text:p text:style-name="P2"><text:span text:style-name="T8">And how can I know,</text:span></text:p>
      <text:p text:style-name="P2"><text:span text:style-name="T8">How can I feel,</text:span></text:p>
      <text:p text:style-name="P2"><text:span text:style-name="T8">When any look isn’t real...</text:span></text:p>
      <text:p text:style-name="P2"><text:span text:style-name="T8">Can I really feel the real feel?!</text:span></text:p>
      <text:p text:style-name="P2"><text:span text:style-name="T8">When I turn around, my characters stand,</text:span></text:p>
      <text:p text:style-name="P2"><text:span text:style-name="T8">But how can I know,</text:span></text:p>
      <text:p text:style-name="P2"><text:span text:style-name="T8">How can I?!</text:span></text:p>
      <text:p text:style-name="P2"><text:span text:style-name="T8">That’s an empty room</text:span></text:p>
      <text:p text:style-name="P2"><text:span text:style-name="T8">But I can’t see what is behind me,</text:span></text:p>
      <text:p text:style-name="P2"><text:span text:style-name="T8">So, how can I know?!</text:span></text:p>
      <text:p text:style-name="P2"><text:span text:style-name="T8">Any sound, any feel, any real,</text:span></text:p>
      <text:p text:style-name="P2"><text:span text:style-name="T8">I don’t know!</text:span></text:p>
      <text:p text:style-name="P2"><text:span text:style-name="T8">No face’s real but everyone looks at me...</text:span></text:p>
      <text:p text:style-name="P15"><text:span text:style-name="T6">How can I know what I see?!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<text:span text:style-name="T13">Hopelessness</text:span></text:p>
      <text:p text:style-name="P9"/>
      <text:p text:style-name="P5"><text:span text:style-name="T8">Murder, rape and robbery,</text:span></text:p>
      <text:p text:style-name="P5"><text:span text:style-name="T8">No day without misery,</text:span></text:p>
      <text:p text:style-name="P5"><text:span text:style-name="T8">Disease, death and insanity,</text:span></text:p>
      <text:p text:style-name="P5"><text:span text:style-name="T8">See today's reality,</text:span></text:p>
      <text:p text:style-name="P5"><text:span text:style-name="T8">Betray, hatred and gallows,</text:span></text:p>
      <text:p text:style-name="P5"><text:span text:style-name="T8">Everything is on one row,</text:span></text:p>
      <text:p text:style-name="P5"><text:span text:style-name="T8">Self-destruction, suicide and the cry,</text:span></text:p>
      <text:p text:style-name="P5"><text:span text:style-name="T8">Only what can you do is to die,</text:span></text:p>
      <text:p text:style-name="P5"><text:span text:style-name="T8">Lies, misery and the curse,</text:span></text:p>
      <text:p text:style-name="P5"><text:span text:style-name="T8">You can just ask what is worse,</text:span></text:p>
      <text:p text:style-name="P5"><text:span text:style-name="T8">Pain, crime and the scream,</text:span></text:p>
      <text:p text:style-name="P5"><text:span text:style-name="T8">Your blood is gone in the streams,</text:span></text:p>
      <text:p text:style-name="P5"><text:span text:style-name="T8">Blood, powerlessness, violence,</text:span></text:p>
      <text:p text:style-name="P5"><text:span text:style-name="T8">And life is just eternal silence,</text:span></text:p>
      <text:p text:style-name="P5"><text:span text:style-name="T8">War, genocide, court,</text:span></text:p>
      <text:p text:style-name="P5"><text:span text:style-name="T8">Somebody say something about human's heart...</text:span></text:p>
      <text:p text:style-name="P9"/>
      <text:p text:style-name="P9"/>
      <text:p text:style-name="P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5"><text:soft-page-break/><text:span text:style-name="T13">Decadence</text:span></text:p>
      <text:section text:style-name="Sect1" text:name="Oblasť54">
        <text:p text:style-name="P5"><text:span text:style-name="T8">Child, where is your innocence?</text:span></text:p>
        <text:p text:style-name="P5"><text:span text:style-name="T8">Crying creature in its last grave,</text:span></text:p>
        <text:p text:style-name="P5"><text:span text:style-name="T8">Kiss soil on you, only meal to times,</text:span></text:p>
        <text:p text:style-name="P5"><text:span text:style-name="T8">Covered by painful memory, forgotten by everyone...</text:span></text:p>
        <text:p text:style-name="P10"><text:span text:style-name="T8">Follow your only friend,</text:span></text:p>
        <text:p text:style-name="P10"><text:span text:style-name="T8">Hug your last existence,</text:span></text:p>
        <text:p text:style-name="P10"><text:span text:style-name="T8">Close eyes and die,</text:span></text:p>
        <text:p text:style-name="P10"><text:span text:style-name="T8">Your death is here...</text:span></text:p>
        <text:p text:style-name="P5"><text:span text:style-name="T8">Dying, where is your end?</text:span></text:p>
        <text:p text:style-name="P5"><text:span text:style-name="T8">Born with innocence of unknowing,</text:span></text:p>
        <text:p text:style-name="P5"><text:span text:style-name="T8">Love your death in dead town,</text:span></text:p>
        <text:p text:style-name="P5"><text:span text:style-name="T8">Wait while you will be buried by tears...</text:span></text:p>
        <text:p text:style-name="P10"><text:span text:style-name="T8">Follow your old friend,</text:span></text:p>
        <text:p text:style-name="P10"><text:span text:style-name="T8">Kiss decayed corpse of you,</text:span></text:p>
        <text:p text:style-name="P10"><text:span text:style-name="T8">Stab dagger into your heart,</text:span></text:p>
        <text:p text:style-name="P10"><text:span text:style-name="T8">Your death is here...</text:span></text:p>
        <text:p text:style-name="P5"><text:span text:style-name="T8">Human, where is your mind?</text:span></text:p>
        <text:p text:style-name="P5"><text:span text:style-name="T8">Cry of your life,</text:span></text:p>
        <text:p text:style-name="P5"><text:span text:style-name="T8">Love or hate your time,</text:span></text:p>
        <text:p text:style-name="P5"><text:span text:style-name="T8">It will be just your imagine...</text:span></text:p>
        <text:p text:style-name="P10"><text:span text:style-name="T8">Follow your last friend,</text:span></text:p>
        <text:p text:style-name="P10"><text:span text:style-name="T8">Love your end to last moment,</text:span></text:p>
        <text:p text:style-name="P10"><text:span text:style-name="T8">Drown in river Styx,</text:span></text:p>
        <text:p text:style-name="P10"><text:span text:style-name="T8">Your death is here...</text:span></text:p>
        <text:p text:style-name="P5"><text:span text:style-name="T8">Slave, where is your salvation,</text:span></text:p>
        <text:p text:style-name="P5"><text:span text:style-name="T8">Grovelling on wet floor,</text:span></text:p>
        <text:p text:style-name="P5"><text:span text:style-name="T8">Wait for drop of hope,</text:span></text:p>
        <text:p text:style-name="P5"><text:span text:style-name="T8">Forgot for freedom...</text:span></text:p>
        <text:p text:style-name="P10"><text:span text:style-name="T8">Follow your dead friend,</text:span></text:p>
        <text:p text:style-name="P10"><text:span text:style-name="T8">Have dance of death with miss suicide,</text:span></text:p>
        <text:p text:style-name="P10"><text:span text:style-name="T8">Kiss her and leave to downfall,</text:span></text:p>
        <text:p text:style-name="P10"><text:span text:style-name="T8">Your death is here...</text:span></text:p>
        <text:p text:style-name="P5"><text:span text:style-name="T8">Traitor, where is your thirty pieces of silver?</text:span></text:p>
        <text:p text:style-name="P5"><text:span text:style-name="T8">Drink your blood with painful ease,</text:span></text:p>
        <text:p text:style-name="P5"><text:span text:style-name="T8">Be forgotten in abyss, bleed to your mouth,</text:span></text:p>
        <text:p text:style-name="P5"><text:span text:style-name="T8">Marry with your own gallows...</text:span></text:p>
        <text:p text:style-name="P10"><text:span text:style-name="T8">Follow your never-never friend,</text:span></text:p>
        <text:p text:style-name="P10"><text:span text:style-name="T8">Take your dead freedom and bury it,</text:span></text:p>
        <text:p text:style-name="P10"><text:span text:style-name="T8">Say goodbye to your own life,</text:span></text:p>
        <text:p text:style-name="P10"><text:span text:style-name="T8">Your death is here...</text:span></text:p>
        <text:p text:style-name="P5"><text:span text:style-name="T8"/></text:p>
        <text:p text:style-name="P5"><text:span text:style-name="T8">Slayer, where is your lust?</text:span></text:p>
        <text:p text:style-name="P5"><text:span text:style-name="T8">Burn your dreams, it will be just dust,</text:span></text:p>
        <text:p text:style-name="P5"><text:span text:style-name="T8">Let go your ideals,</text:span></text:p>
        <text:p text:style-name="P5"><text:span text:style-name="T8">After murder will be suicide...</text:span></text:p>
        <text:p text:style-name="P10"><text:span text:style-name="T8">Follow your killed friend,</text:span></text:p>
        <text:p text:style-name="P10"><text:span text:style-name="T8">Touch your passion,</text:span></text:p>
        <text:p text:style-name="P10"><text:span text:style-name="T8">Cut out pentagram on your chest,</text:span></text:p>
        <text:p text:style-name="P5"><text:span text:style-name="T11">Your death is here...</text:span></text:p>
        <text:p text:style-name="P5"><text:span text:style-name="T8">Priest, where is your holiness?</text:span></text:p>
        <text:p text:style-name="P5"><text:span text:style-name="T8">Sanctify devil's hatred,</text:span></text:p>
        <text:p text:style-name="P5"><text:span text:style-name="T8">Baptise sinner by hellish fire,</text:span></text:p>
        <text:p text:style-name="P5"><text:span text:style-name="T8">Sign accord between you and hell,</text:span></text:p>
        <text:p text:style-name="P10"><text:span text:style-name="T8">Follow your hellish friend,</text:span></text:p>
        <text:p text:style-name="P10"><text:span text:style-name="T8">Give him your blessing form hell,</text:span></text:p>
        <text:p text:style-name="P10"><text:span text:style-name="T8">Die with passion lover called Sin,</text:span></text:p>
        <text:p text:style-name="P10"><text:span text:style-name="T8">Your death is here...</text:span></text:p>
        <text:p text:style-name="P5"><text:span text:style-name="T8">Angel, where is your lord?</text:span></text:p>
        <text:p text:style-name="P5"><text:span text:style-name="T8">Fly down and die with sinner,</text:span></text:p>
        <text:p text:style-name="P5"><text:span text:style-name="T8">Drink tears, fallen from humanity,</text:span></text:p>
        <text:p text:style-name="P5"><text:span text:style-name="T8">Fall from cloud to insanity...</text:span></text:p>
        <text:p text:style-name="P10"><text:span text:style-name="T8">Follow your fallen friend,</text:span></text:p>
        <text:p text:style-name="P10"><text:span text:style-name="T8">Bathe in river of soul and sin,</text:span></text:p>
        <text:p text:style-name="P10"><text:span text:style-name="T8">Kiss your fallen dead soul,</text:span></text:p>
        <text:p text:style-name="P10"><text:span text:style-name="T8">Your death is here...</text:span></text:p>
        <text:p text:style-name="P5"><text:span text:style-name="T8">Demon, where is your evil?</text:span></text:p>
        <text:p text:style-name="P5"><text:span text:style-name="T8">Circumscribed by shadows,</text:span></text:p>
        <text:p text:style-name="P5"><text:span text:style-name="T8">Love them, hug them, kiss them,</text:span></text:p>
        <text:p text:style-name="P5"><text:span text:style-name="T8">Die with evil on your lips...</text:span></text:p>
        <text:p text:style-name="P10"><text:span text:style-name="T8">Follow your shady friend,</text:span></text:p>
        <text:p text:style-name="P10"><text:span text:style-name="T8">Send him every your thought,</text:span></text:p>
        <text:p text:style-name="P10"><text:span text:style-name="T8">Tattoo his symbol to your heart,</text:span></text:p>
        <text:p text:style-name="P10"><text:span text:style-name="T8">Your death is here...</text:span></text:p>
        <text:p text:style-name="P5"><text:span text:style-name="T8">God, where is your mercy?</text:span></text:p>
        <text:p text:style-name="P5"><text:span text:style-name="T8">Bury innocence and call devil,</text:span></text:p>
        <text:p text:style-name="P5"><text:span text:style-name="T8">Be drunk from blood on your hands,</text:span></text:p>
        <text:p text:style-name="P5"><text:span text:style-name="T8">Burn book and make card to the hell...</text:span></text:p>
        <text:p text:style-name="P10"><text:span text:style-name="T8">Follow your ghost friend,</text:span></text:p>
        <text:p text:style-name="P10"><text:span text:style-name="T8">Hug your evil and kiss killer,</text:span></text:p>
        <text:p text:style-name="P10"><text:span text:style-name="T8">Look at someone, follow him...</text:span></text:p>
        <text:p text:style-name="P10"><text:span text:style-name="T8">Your death is here...</text:span></text:p>
        <text:p text:style-name="P5"><text:span text:style-name="T8">Kiss decadence with all your love and passion...</text:span></text:p>
      </text:section>
      <text:p text:style-name="P26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Štýl1" style:family="paragraph" style:parent-style-name="Standard" style:default-outline-level="">
      <style:paragraph-properties fo:text-align="center" style:justify-single-word="false">
        <style:tab-stops>
          <style:tab-stop style:position="11.774cm"/>
        </style:tab-stops>
      </style:paragraph-properties>
      <style:text-properties fo:font-variant="small-caps" fo:font-weight="bold" style:font-weight-asian="bold" style:font-size-complex="12pt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together="always" fo:keep-with-next="always"/>
      <style:text-properties fo:font-variant="small-caps" fo:font-weight="bold" style:font-weight-asian="bold" style:font-name-complex="F" style:font-family-generic-complex="system" style:font-pitch-complex="variable" style:font-size-complex="14pt" style:font-weight-complex="bold"/>
    </style:style>
    <style:style style:name="Bá" style:family="paragraph" style:parent-style-name="Standard" style:default-outline-level="">
      <style:paragraph-properties fo:text-align="center" style:justify-single-word="false"/>
      <style:text-properties fo:language="en" fo:country="GB"/>
    </style:style>
    <style:style style:name="Báseň" style:family="paragraph" style:parent-style-name="Bá" style:default-outline-level="">
      <style:text-properties fo:font-variant="small-caps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na </meta:initial-creator>
    <meta:creation-date>2014-12-23T23:45:22.785938702</meta:creation-date>
    <dc:date>2014-12-24T01:46:10.160457694</dc:date>
    <dc:creator>Paulina </dc:creator>
    <meta:editing-duration>PT27M26S</meta:editing-duration>
    <meta:editing-cycles>1</meta:editing-cycles>
    <meta:document-statistic meta:table-count="0" meta:image-count="0" meta:object-count="0" meta:page-count="5" meta:paragraph-count="232" meta:word-count="1228" meta:character-count="6731" meta:non-whitespace-character-count="5734"/>
    <meta:generator>LibreOffice/4.2.7.2$Linux_X86_64 LibreOffice_project/420m0$Build-2</meta:generator>
  </office:meta>
</office:document-meta>
</file>